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Roboto Condensed" svg:font-family="'Roboto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368cm" style:rel-column-width="3043*"/>
    </style:style>
    <style:style style:name="Table1.B" style:family="table-column">
      <style:table-column-properties style:column-width="9.297cm" style:rel-column-width="5271*"/>
    </style:style>
    <style:style style:name="Table1.C" style:family="table-column">
      <style:table-column-properties style:column-width="5.255cm" style:rel-column-width="2979*"/>
    </style:style>
    <style:style style:name="Table1.D" style:family="table-column">
      <style:table-column-properties style:column-width="5.78cm" style:rel-column-width="32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69cm"/>
    </style:style>
    <style:style style:name="P1" style:family="paragraph" style:parent-style-name="Table_20_Contents">
      <style:paragraph-properties fo:text-align="center" style:justify-single-word="false"/>
      <style:text-properties style:font-name="Roboto Condensed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Roboto Condensed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Roboto Condensed" fo:font-size="10pt" fo:font-style="normal" fo:text-shadow="none" style:text-underline-style="none" fo:font-weight="normal" fo:background-color="#ffff00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Roboto Condensed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Roboto Condensed" fo:font-size="14pt" fo:font-style="normal" fo:text-shadow="none" style:text-underline-style="none" fo:font-weight="normal" fo:background-color="#ffff0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Roboto Condensed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Roboto Condensed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НАИМЕНОВАНИЕ ПРЕДПРИЯТИЯ</text:p>
          </table:table-cell>
          <table:table-cell table:style-name="Table1.A1" office:value-type="string">
            <text:p text:style-name="P7">ОБСЛУЖИВАЕМЫЕ МАРШРУТЫ</text:p>
          </table:table-cell>
          <table:table-cell table:style-name="Table1.A1" office:value-type="string">
            <text:p text:style-name="P7">СРОК ДЕЙСТВИЯ ДОГОВОРА</text:p>
          </table:table-cell>
          <table:table-cell table:style-name="Table1.D1" office:value-type="string">
            <text:p text:style-name="P7">МАРКА ПС</text:p>
          </table:table-cell>
        </table:table-row>
        <table:table-row>
          <table:table-cell table:style-name="Table1.A2" table:number-rows-spanned="16" office:value-type="string">
            <text:p text:style-name="P1">МУП ГОРОДА</text:p>
            <text:p text:style-name="P1">КОСТРОМЫ </text:p>
            <text:p text:style-name="P1">«КОСТРОМАГОРТРАНС» 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4">№1 «УЛ. БОРОВАЯ – ВР «СОЛНЕЧНЫЙ»</text:p>
          </table:table-cell>
          <table:table-cell table:style-name="Table1.A2" office:value-type="string">
            <text:p text:style-name="P5">15.08.2011 – 15.08.2014</text:p>
          </table:table-cell>
          <table:table-cell table:style-name="Table1.D2" table:number-rows-spanned="16" office:value-type="string">
            <text:p text:style-name="P1">МЕРСЕДЕС БЕНЦ О345G (11) </text:p>
            <text:p text:style-name="P1">МЕРСЕДЕС БЕНЦ О345 (20) </text:p>
            <text:p text:style-name="P1">ЛИАЗ 525636 (11) </text:p>
            <text:p text:style-name="P1">ЛИАЗ 6212 (3) </text:p>
            <text:p text:style-name="P1">ПАЗ-320402-03 (20)</text:p>
          </table:table-cell>
        </table:table-row>
        <table:table-row>
          <table:covered-table-cell/>
          <table:table-cell table:style-name="Table1.A2" office:value-type="string">
            <text:p text:style-name="P4">№2 «УЛ. ЖИЛАЯ – ПОС. ПЕРВОМАЙСКИЙ»</text:p>
          </table:table-cell>
          <table:table-cell table:style-name="Table1.A2" office:value-type="string">
            <text:p text:style-name="P5">15.08.2011 – 15.08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6 «ПЛ. СУСАНИНСКАЯ – «ВР «СОЛНЕЧНЫЙ»»</text:p>
          </table:table-cell>
          <table:table-cell table:style-name="Table1.A2" office:value-type="string">
            <text:p text:style-name="P5">21.10.2013 – 21.10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7 «ПЛ. СУСАНИНСКАЯ – «ВР «СОЛНЕЧНЫЙ»</text:p>
          </table:table-cell>
          <table:table-cell table:style-name="Table1.A2" office:value-type="string">
            <text:p text:style-name="P5">21.10.2013 – 21.10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9 »УЛ. ЖИЛАЯ – ПЛ. СУСАНИНСКАЯ» </text:p>
          </table:table-cell>
          <table:table-cell table:style-name="Table1.A2" office:value-type="string">
            <text:p text:style-name="P5">15.08.2011 – 15.08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10 «ПЛ. СУСАНИНСКАЯ – ПАТП№4»</text:p>
          </table:table-cell>
          <table:table-cell table:style-name="Table1.A2" office:value-type="string">
            <text:p text:style-name="P5">15.08.2011 – 15.08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13 «УЛ. ЖИЛАЯ – ГОРОДОК»</text:p>
          </table:table-cell>
          <table:table-cell table:style-name="Table1.A2" office:value-type="string">
            <text:p text:style-name="P5">21.10.2013 – 21.10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14 «ПМК-2 – ПОЛИКЛИНИКА-2»</text:p>
          </table:table-cell>
          <table:table-cell table:style-name="Table1.A2" office:value-type="string">
            <text:p text:style-name="P5">15.08.2011 – 15.08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15 « ПАНОВО – З-Д «КРАСНАЯ МАЕВКА»</text:p>
          </table:table-cell>
          <table:table-cell table:style-name="Table1.A2" office:value-type="string">
            <text:p text:style-name="P5">15.08.2011 – 15.08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18 «КАЛОРИФЕРНЫЙ З/Д –КАЛОРИФЕРНЫЙ З/Д» (КОЛЬЦЕВОЙ)</text:p>
          </table:table-cell>
          <table:table-cell table:style-name="Table1.A2" office:value-type="string">
            <text:p text:style-name="P5">21.10.2013 – 21.10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20 «М/Н ВЕНЕЦИЯ – ПЛ. СУСАНИНСКАЯ»</text:p>
          </table:table-cell>
          <table:table-cell table:style-name="Table1.A2" office:value-type="string">
            <text:p text:style-name="P5">21.10.2013 – 21.10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21 «ГОРОДОК – З-Д СТРОММАШИНА»</text:p>
          </table:table-cell>
          <table:table-cell table:style-name="Table1.A2" office:value-type="string">
            <text:p text:style-name="P5">21.10.2013 – 21.10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22 «П. МАЛЫШКОВО – П. КОЗЕЛИНО»</text:p>
          </table:table-cell>
          <table:table-cell table:style-name="Table1.A2" office:value-type="string">
            <text:p text:style-name="P5">21.10.2013 – 21.10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25 «ПЛ. СУСАНИНСКАЯ – П. МАЛЫШКОВО»</text:p>
          </table:table-cell>
          <table:table-cell table:style-name="Table1.A2" office:value-type="string">
            <text:p text:style-name="P5">21.10.2013 – 21.10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26 «ПОЛИГРАФКОМБИНАТ – ПЛ. СУСАНИНСКАЯ»</text:p>
          </table:table-cell>
          <table:table-cell table:style-name="Table1.A2" office:value-type="string">
            <text:p text:style-name="P5">21.10.2013 – 21.10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">№ 99 "ВР "СОЛНЕЧНЫЙ" - ГОРОДОК</text:p>
          </table:table-cell>
          <table:table-cell table:style-name="Table1.A2" office:value-type="string">
            <text:p text:style-name="P5">29.01.2014 - 30.09.2014</text:p>
          </table:table-cell>
          <table:covered-table-cell/>
        </table:table-row>
        <text:soft-page-break/>
        <table:table-row table:style-name="Table1.18">
          <table:table-cell table:style-name="Table1.A2" office:value-type="string">
            <text:p text:style-name="P7">НАИМЕНОВАНИЕ ПРЕДПРИЯТИЯ</text:p>
          </table:table-cell>
          <table:table-cell table:style-name="Table1.A2" office:value-type="string">
            <text:p text:style-name="P7">ОБСЛУЖИВАЕМЫЕ МАРШРУТЫ</text:p>
          </table:table-cell>
          <table:table-cell table:style-name="Table1.A2" office:value-type="string">
            <text:p text:style-name="P7">СРОК ДЕЙСТВИЯ ДОГОВОРА</text:p>
          </table:table-cell>
          <table:table-cell table:style-name="Table1.D2" office:value-type="string">
            <text:p text:style-name="P7">МАРКА ПС</text:p>
          </table:table-cell>
        </table:table-row>
        <table:table-row table:style-name="Table1.18">
          <table:table-cell table:style-name="Table1.A2" table:number-rows-spanned="8" office:value-type="string">
            <text:p text:style-name="P1">МУП ГОРОДА</text:p>
            <text:p text:style-name="P1">КОСТРОМЫ </text:p>
            <text:p text:style-name="P1">«ТРОЛЛЕЙБУСНОЕ </text:p>
            <text:p text:style-name="P1">УПРАВЛЕНИЕ» </text:p>
          </table:table-cell>
          <table:table-cell table:style-name="Table1.A2" office:value-type="string">
            <text:p text:style-name="P9">№1 «ПАНОВО – ОКТЯБРЬСКИЙ»</text:p>
          </table:table-cell>
          <table:table-cell table:style-name="Table1.A2" office:value-type="string">
            <text:p text:style-name="P5">01.10.2013 – 30.09.2014</text:p>
          </table:table-cell>
          <table:table-cell table:style-name="Table1.D2" table:number-rows-spanned="8" office:value-type="string">
            <text:p text:style-name="P1">ЗИУ – 680 (36) </text:p>
            <text:p text:style-name="P1">ВМЗ – 5298 (2) </text:p>
            <text:p text:style-name="P1">ЗИУ-682Г-016 (8) </text:p>
            <text:p text:style-name="P1">52980000010 (4)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>
          <table:covered-table-cell/>
          <table:table-cell table:style-name="Table1.A2" office:value-type="string">
            <text:p text:style-name="P9">№2 «ТРОЛЛЕЙБУСНОЕ ДЕПО – ПЛ. ШИРОКОВА»</text:p>
          </table:table-cell>
          <table:table-cell table:style-name="Table1.A2" office:value-type="string">
            <text:p text:style-name="P5">01.10.2013 – 30.09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9">№3 «ПОС. ОКТЯБРЬСКИЙ – ЗНАМЯ ТРУДА»</text:p>
          </table:table-cell>
          <table:table-cell table:style-name="Table1.A2" office:value-type="string">
            <text:p text:style-name="P5">01.10.2013 – 30.09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9">№4 «ЗНАМЯ ТРУДА – РАБОЧИЙ МЕТАЛЛИСТ» </text:p>
          </table:table-cell>
          <table:table-cell table:style-name="Table1.A2" office:value-type="string">
            <text:p text:style-name="P5">01.10.2013 – 30.09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9">№5 «ПОС. ОКТЯБРЬСКИЙ – РАБОЧИЙ МЕТАЛЛИСТ» </text:p>
          </table:table-cell>
          <table:table-cell table:style-name="Table1.A2" office:value-type="string">
            <text:p text:style-name="P5">01.10.2013 – 30.09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9">№6 «ТРОЛЛЕЙБУСНОЕ ДЕПО – ЗНАМЯ ТРУДА» </text:p>
          </table:table-cell>
          <table:table-cell table:style-name="Table1.A2" office:value-type="string">
            <text:p text:style-name="P5">01.10.2013 – 30.09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9">№7 «ТРОЛЛЕЙБУСНОЕ ДЕПО – ЧЕРНОРЕЧЬЕ»</text:p>
          </table:table-cell>
          <table:table-cell table:style-name="Table1.A2" office:value-type="string">
            <text:p text:style-name="P5">01.10.2013 – 30.09.2014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9">№9 «ТРОЛЛЕЙБУСНОЕ ДЕПО – ПАНОВО» </text:p>
          </table:table-cell>
          <table:table-cell table:style-name="Table1.A2" office:value-type="string">
            <text:p text:style-name="P5">01.10.2013 – 30.09.2014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Roboto Condensed" svg:font-family="'Roboto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8T18:49:57</meta:creation-date>
    <dc:date>2014-04-28T19:11:10</dc:date>
    <dc:creator>itsjustme </dc:creator>
    <meta:editing-duration>PT54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2" meta:paragraph-count="72" meta:word-count="262" meta:character-count="1779" meta:non-whitespace-character-count="1572"/>
  </office:meta>
</office:document-meta>
</file>